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8e55e" officeooo:paragraph-rsid="0028e55e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4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2b8ee5" officeooo:paragraph-rsid="002b8ee5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Pets</text:h>
      <text:p text:style-name="P1"/>
      <text:section text:style-name="Sect1" text:name="Section1">
        <text:list xml:id="list1565593657" text:style-name="L1">
          <text:list-item>
            <text:p text:style-name="P3">Baby cow.</text:p>
          </text:list-item>
          <text:list-item>
            <text:p text:style-name="P3">Bunny.</text:p>
          </text:list-item>
          <text:list-item>
            <text:p text:style-name="P3">Chick.</text:p>
          </text:list-item>
          <text:list-item>
            <text:p text:style-name="P3">Cockatoo.</text:p>
          </text:list-item>
          <text:list-item>
            <text:p text:style-name="P3">goat kid.</text:p>
          </text:list-item>
          <text:list-item>
            <text:p text:style-name="P3">golden fish.</text:p>
          </text:list-item>
          <text:list-item>
            <text:p text:style-name="P3">guinea pig.</text:p>
          </text:list-item>
          <text:list-item>
            <text:p text:style-name="P3">Hamster.</text:p>
          </text:list-item>
          <text:list-item>
            <text:p text:style-name="P3">Kittens.</text:p>
          </text:list-item>
          <text:list-item>
            <text:p text:style-name="P3">Lamb.</text:p>
          </text:list-item>
          <text:list-item>
            <text:p text:style-name="P3">lion cub.</text:p>
          </text:list-item>
          <text:list-item>
            <text:p text:style-name="P3">Macaw.</text:p>
          </text:list-item>
          <text:list-item>
            <text:p text:style-name="P3">Panda.</text:p>
          </text:list-item>
          <text:list-item>
            <text:p text:style-name="P4">Parrot.</text:p>
          </text:list-item>
          <text:list-item>
            <text:p text:style-name="P3">Piglet.</text:p>
          </text:list-item>
          <text:list-item>
            <text:p text:style-name="P3">Puppy.</text:p>
          </text:list-item>
          <text:list-item>
            <text:p text:style-name="P3">tiger cub.</text:p>
          </text:list-item>
          <text:list-item>
            <text:p text:style-name="P4">Turtle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3T06:49:05.724000000</dc:date>
    <dc:creator>E G</dc:creator>
    <meta:editing-duration>PT1H41M40S</meta:editing-duration>
    <meta:editing-cycles>19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9" meta:word-count="43" meta:character-count="190" meta:non-whitespace-character-count="184"/>
    <meta:user-defined meta:name="DocumentEncoding">utf-8</meta:user-defined>
    <meta:user-defined meta:name="HTML" meta:value-type="boolean">true</meta:user-defined>
  </office:meta>
</office:document-meta>
</file>